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Calibri" fo:font-size="11pt" officeooo:rsid="00127e83" officeooo:paragraph-rsid="00127e83" style:font-size-asian="9.60000038146973pt" style:font-size-complex="11pt"/>
    </style:style>
    <style:style style:name="P2" style:family="paragraph" style:parent-style-name="Text_20_body" style:list-style-name="L1">
      <style:paragraph-properties fo:margin-top="0cm" fo:margin-bottom="0cm" loext:contextual-spacing="false"/>
      <style:text-properties style:font-name="Calibri" fo:font-size="11pt" officeooo:rsid="00127e83" officeooo:paragraph-rsid="00127e83" style:font-size-asian="9.60000038146973pt" style:font-size-complex="11pt"/>
    </style:style>
    <style:style style:name="P3" style:family="paragraph" style:parent-style-name="Heading_20_1">
      <style:paragraph-properties fo:margin-top="0cm" fo:margin-bottom="0cm" loext:contextual-spacing="false"/>
      <style:text-properties style:font-name="Calibri" officeooo:rsid="00127e83" officeooo:paragraph-rsid="00127e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ensorFlow</text:h>
      <text:p text:style-name="P1"/>
      <text:list xml:id="list1634947748340326269" text:style-name="L1">
        <text:list-item>
          <text:p text:style-name="P2">Open source</text:p>
        </text:list-item>
        <text:list-item>
          <text:p text:style-name="P2">Software library</text:p>
        </text:list-item>
        <text:list-item>
          <text:p text:style-name="P2">Numerical computations</text:p>
        </text:list-item>
        <text:list-item>
          <text:p text:style-name="P2">Uses data flow graphs</text:p>
          <text:list>
            <text:list-item>
              <text:p text:style-name="P2">Nodes represent mathematical operations</text:p>
            </text:list-item>
            <text:list-item>
              <text:p text:style-name="P2">Edges represent multidimensional data arrays (tensors)</text:p>
            </text:list-item>
          </text:list>
        </text:list-item>
        <text:list-item>
          <text:p text:style-name="P2">CPU or GP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1:45:57.449771685</meta:creation-date>
    <meta:editing-duration>PT8M23S</meta:editing-duration>
    <meta:editing-cycles>2</meta:editing-cycles>
    <meta:generator>LibreOffice/5.1.4.2$Linux_X86_64 LibreOffice_project/10m0$Build-2</meta:generator>
    <dc:date>2017-03-05T11:54:18.402600737</dc:date>
    <meta:document-statistic meta:table-count="0" meta:image-count="0" meta:object-count="0" meta:page-count="1" meta:paragraph-count="8" meta:word-count="31" meta:character-count="190" meta:non-whitespace-character-count="174"/>
  </office:meta>
</office:document-meta>
</file>